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PTroll's Savage Worlds/Maptool Framework</text:h>
      <text:h text:style-name="P1" text:outline-level="1">Player's Guide</text:h>
      <text:p text:style-name="Standard"/>
      <text:p text:style-name="Standard">This document details the design and coding methods used for a Maptool Framework for use with the Savage Worlds RPG. <text:s/>While some slight effort was made to ensure its accuracy everything here should be 'used at your own risk'. <text:s/>:-)</text:p>
      <text:p text:style-name="Standard"/>
      <text:p text:style-name="Standard">No attempt will be made to teach the use of Maptool, macro script, or the Savage Worlds rule set. <text:s/>Please see the <text:a xlink:type="simple" xlink:href="http://forums.rptools.net/index.php">maptool forums</text:a>, the <text:a xlink:type="simple" xlink:href="http://lmwcs.com/maptool/index.php?title=Main_Page">maptool wiki</text:a>, <text:a xlink:type="simple" xlink:href="http://www.peginc.com/forum/index.php">Pinnacle Entertainment Group forums</text:a>, or the freely downloadable <text:a xlink:type="simple" xlink:href="http://www.peginc.com/downloads.html">Test Drive Rules</text:a> for questions regarding either product. <text:s/>For discussion of the Savage Worlds framework, please see the f<text:a xlink:type="simple" xlink:href="http://forums.rptools.net/viewtopic.php?f=33&amp;t=7443">ramework forum thread</text:a> on the RPTools.net forum.</text:p>
      <text:p text:style-name="Standard"/>
      <text:h text:style-name="Heading_20_2" text:outline-level="2">Overview</text:h>
      <text:h text:style-name="Heading_20_2" text:outline-level="2">Example of Play</text:h>
      <text:h text:style-name="Heading_20_2" text:outline-level="2">Important Macr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kathey </meta:initial-creator>
    <meta:creation-date>2010-02-24T07:11:53</meta:creation-date>
    <dc:date>2010-02-24T07:27:43</dc:date>
    <dc:creator>rkathey </dc:creator>
    <meta:editing-duration>PT00H15M52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7" meta:word-count="112" meta:character-count="704"/>
  </office:meta>
</office:document-meta>
</file>